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e3f" officeooo:paragraph-rsid="00173e3f"/>
    </style:style>
    <style:style style:name="P2" style:family="paragraph" style:parent-style-name="Standard">
      <style:paragraph-properties fo:text-align="center" style:justify-single-word="false"/>
      <style:text-properties officeooo:rsid="00173e3f" officeooo:paragraph-rsid="00173e3f"/>
    </style:style>
    <style:style style:name="P3" style:family="paragraph" style:parent-style-name="Standard">
      <style:paragraph-properties fo:text-align="start" style:justify-single-word="false"/>
      <style:text-properties officeooo:rsid="00173e3f" officeooo:paragraph-rsid="00173e3f"/>
    </style:style>
    <style:style style:name="P4" style:family="paragraph" style:parent-style-name="Standard">
      <style:paragraph-properties fo:text-align="start" style:justify-single-word="false"/>
      <style:text-properties officeooo:rsid="0017fa86" officeooo:paragraph-rsid="0017fa86"/>
    </style:style>
    <style:style style:name="P5" style:family="paragraph" style:parent-style-name="Standard">
      <style:paragraph-properties fo:text-align="start" style:justify-single-word="false"/>
      <style:text-properties officeooo:rsid="00183d67" officeooo:paragraph-rsid="00183d67"/>
    </style:style>
    <style:style style:name="P6" style:family="paragraph" style:parent-style-name="Standard">
      <style:paragraph-properties fo:text-align="start" style:justify-single-word="false"/>
      <style:text-properties officeooo:rsid="00183d67" officeooo:paragraph-rsid="001a1f92"/>
    </style:style>
    <style:style style:name="P7" style:family="paragraph" style:parent-style-name="Standard">
      <style:paragraph-properties fo:text-align="start" style:justify-single-word="false"/>
      <style:text-properties officeooo:rsid="0018443b" officeooo:paragraph-rsid="0018443b"/>
    </style:style>
    <style:style style:name="P8" style:family="paragraph" style:parent-style-name="Standard">
      <style:paragraph-properties fo:text-align="start" style:justify-single-word="false"/>
      <style:text-properties style:font-name="Liberation Serif" fo:font-size="12pt" officeooo:rsid="0017fa86" officeooo:paragraph-rsid="00173e3f"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183d67" officeooo:paragraph-rsid="0017fa86"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183d67" officeooo:paragraph-rsid="00183d67" style:font-size-asian="12pt" style:font-size-complex="12pt"/>
    </style:style>
    <style:style style:name="P11" style:family="paragraph" style:parent-style-name="Standard">
      <style:paragraph-properties fo:text-align="start" style:justify-single-word="false" fo:break-before="page"/>
      <style:text-properties style:font-name="Liberation Serif" fo:font-size="12pt" officeooo:rsid="00183d67" officeooo:paragraph-rsid="00183d67"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1a1f92" officeooo:paragraph-rsid="001a1f92" style:font-size-asian="12pt" style:font-size-complex="12pt"/>
    </style:style>
    <style:style style:name="P13" style:family="paragraph" style:parent-style-name="Standard">
      <style:paragraph-properties fo:text-align="start" style:justify-single-word="false"/>
      <style:text-properties style:font-name="Liberation Serif" fo:font-size="12pt" officeooo:rsid="001a1f92" officeooo:paragraph-rsid="0018443b" style:font-size-asian="12pt" style:font-size-complex="12pt"/>
    </style:style>
    <style:style style:name="P14" style:family="paragraph" style:parent-style-name="Standard">
      <style:paragraph-properties fo:text-align="start" style:justify-single-word="false"/>
      <style:text-properties style:font-name="Liberation Serif" fo:font-size="12pt" officeooo:rsid="0018443b" officeooo:paragraph-rsid="00183d67" style:font-size-asian="12pt" style:font-size-complex="12pt"/>
    </style:style>
    <style:style style:name="T1" style:family="text">
      <style:text-properties style:font-name="MathJax_Typewriter" fo:font-size="14pt" style:font-size-asian="14pt" style:font-size-complex="14pt"/>
    </style:style>
    <style:style style:name="T2" style:family="text">
      <style:text-properties style:font-name="MathJax_Typewriter" fo:font-size="12pt" style:font-size-asian="12pt" style:font-size-complex="12pt"/>
    </style:style>
    <style:style style:name="T3" style:family="text">
      <style:text-properties style:font-name="MathJax_Typewriter" fo:font-size="12pt" officeooo:rsid="001a1f92" style:font-size-asian="12pt" style:font-size-complex="12pt"/>
    </style:style>
    <style:style style:name="T4" style:family="text">
      <style:text-properties style:font-name="MathJax_Typewriter" fo:font-size="12pt" officeooo:rsid="0018443b" style:font-size-asian="12pt" style:font-size-complex="12pt"/>
    </style:style>
    <style:style style:name="T5" style:family="text">
      <style:text-properties style:font-name="MathJax_Typewriter" fo:font-size="12pt" officeooo:rsid="001c79c9" style:font-size-asian="12pt" style:font-size-complex="12pt"/>
    </style:style>
    <style:style style:name="T6" style:family="text">
      <style:text-properties style:font-name="MathJax_Typewriter" fo:font-size="12pt" officeooo:rsid="001e1d24" style:font-size-asian="12pt" style:font-size-complex="12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17fa86" style:font-size-asian="12pt" style:font-size-complex="12pt"/>
    </style:style>
    <style:style style:name="T9" style:family="text">
      <style:text-properties style:font-name="Liberation Serif" fo:font-size="12pt" officeooo:rsid="00183d67" style:font-size-asian="12pt" style:font-size-complex="12pt"/>
    </style:style>
    <style:style style:name="T10" style:family="text">
      <style:text-properties style:font-name="Liberation Serif" fo:font-size="12pt" officeooo:rsid="0018443b" style:font-size-asian="12pt" style:font-size-complex="12pt"/>
    </style:style>
    <style:style style:name="T11" style:family="text">
      <style:text-properties style:font-name="Liberation Serif" fo:font-size="12pt" officeooo:rsid="001a1f92" style:font-size-asian="12pt" style:font-size-complex="12pt"/>
    </style:style>
    <style:style style:name="T12" style:family="text">
      <style:text-properties style:font-name="Liberation Serif" fo:font-size="12pt" officeooo:rsid="001c79c9" style:font-size-asian="12pt" style:font-size-complex="12pt"/>
    </style:style>
    <style:style style:name="T13" style:family="text">
      <style:text-properties style:font-name="Liberation Serif" fo:font-size="12pt" fo:font-weight="bold" style:font-size-asian="12pt" style:font-weight-asian="bold" style:font-size-complex="12pt" style:font-weight-complex="bold"/>
    </style:style>
    <style:style style:name="T14" style:family="text">
      <style:text-properties style:font-name="Liberation Serif" fo:font-size="12pt" fo:font-weight="bold" officeooo:rsid="00183d67" style:font-size-asian="12pt" style:font-weight-asian="bold" style:font-size-complex="12pt" style:font-weight-complex="bold"/>
    </style:style>
    <style:style style:name="T15" style:family="text">
      <style:text-properties style:font-name="Liberation Serif" fo:font-size="12pt" fo:font-weight="bold" officeooo:rsid="001a1f92" style:font-size-asian="12pt" style:font-weight-asian="bold" style:font-size-complex="12pt" style:font-weight-complex="bold"/>
    </style:style>
    <style:style style:name="T16" style:family="text">
      <style:text-properties officeooo:rsid="0018443b"/>
    </style:style>
    <style:style style:name="T17" style:family="text">
      <style:text-properties fo:font-weight="bold" style:font-weight-asian="bold" style:font-weight-complex="bold"/>
    </style:style>
    <style:style style:name="T18" style:family="text">
      <style:text-properties style:font-name="Liberation Sans" fo:font-size="12pt" officeooo:rsid="001e1d24" style:font-size-asian="12pt" style:font-size-complex="12pt"/>
    </style:style>
    <style:style style:name="T19" style:family="text">
      <style:text-properties style:font-name="Liberation Serif" fo:font-size="12pt" officeooo:rsid="001e1d24"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nning WDEC on a supercomputer <text:span text:style-name="T16">with Slurm</text:span></text:p>
      <text:p text:style-name="P2"/>
      <text:p text:style-name="P3">I have included a script and a modified main program for WDEC that is useful when running the code on a supercomputer. The method is simple but effective. <text:span text:style-name="T16">My queue scheduler is Slurm.</text:span></text:p>
      <text:p text:style-name="P3"/>
      <text:p text:style-name="P3">1. <text:span text:style-name="T17">Create the architecture</text:span></text:p>
      <text:p text:style-name="P3"/>
      <text:p text:style-name="P3">In a working directory on your cluster, create multiple folders that will each host an entire copy of WDEC (source, input files, and executable). I named mine <text:span text:style-name="T2">makedx01, makedx02, makedx03</text:span>,… Create as many folders as your number of cores allow. If you anticipate being able to run 90 processes concurrently, create 90 folders. If unsure, create too many rather than too few.</text:p>
      <text:p text:style-name="P3"/>
      <text:p text:style-name="P7">The idea is to run fully encapsulated and independent instances of WDEC concurrently. Each instance has their own set of input files, and writes their own output. In each folder, WDEC is unaware that other instances are running. There is no issues with multiple executables trying to access the same file at the same time.</text:p>
      <text:p text:style-name="P3"/>
      <text:p text:style-name="P3">2. <text:span text:style-name="T17">Get one version of WDEC up and running</text:span></text:p>
      <text:p text:style-name="P3"/>
      <text:p text:style-name="P3">In the first folder (e.g. <text:span text:style-name="T2">makedx01</text:span><text:span text:style-name="T1">)</text:span><text:span text:style-name="T7">unpack and compile v20 of WDEC, following the instructions in “WDEC_user_manual.pdf”. </text:span><text:span text:style-name="T8">Get that working and practice running it.</text:span></text:p>
      <text:p text:style-name="P8"/>
      <text:p text:style-name="P4"><text:span text:style-name="T9">Of note: t</text:span><text:span text:style-name="T7">he main program is </text:span><text:span text:style-name="T2">getpar.f90</text:span><text:span text:style-name="T7">. All other </text:span><text:span text:style-name="T2">.f90</text:span><text:span text:style-name="T7"> files are subroutines and modules. Among other things, the main program reads lines of parameters from the input file called </text:span><text:span text:style-name="T2">gridparameters</text:span><text:span text:style-name="T7"> and steps through line by line. </text:span><text:span text:style-name="T9">This is a good way to operate when running WDEC on a single processor.</text:span></text:p>
      <text:p text:style-name="P8"/>
      <text:p text:style-name="P4"><text:span text:style-name="T7">3. </text:span><text:span text:style-name="T14">Modify WDEC in that first folder</text:span></text:p>
      <text:p text:style-name="P9"/>
      <text:p text:style-name="P10">In order to run multiple instances of WDEC, we must change the way it operates, or at least, this is the more robust way of going (compatible with more queue schedulers and more robust in the face of code crashes). </text:p>
      <text:p text:style-name="P10"/>
      <text:p text:style-name="P10">We want to change the work flow from WDEC stepping through multiple lines of input parameters to the following:</text:p>
      <text:p text:style-name="P10"/>
      <text:p text:style-name="P5"><text:span text:style-name="T7">The queue scheduler steps through a list of parameters (which we are going to call </text:span><text:span text:style-name="T2">gridparameters.torun</text:span><text:span text:style-name="T7">) then feed it line by line to WDEC. WDEC is setup to read a single line </text:span><text:span text:style-name="T13">gridparameter</text:span><text:span text:style-name="T15">s</text:span><text:span text:style-name="T13"> </text:span><text:span text:style-name="T7">file. It exits when done with that one model. The queue scheduler than creates a new single line </text:span><text:span text:style-name="T2">gridparameter</text:span><text:span text:style-name="T3">s</text:span><text:span text:style-name="T7"> file containing the second model in </text:span><text:span text:style-name="T2">gridparameters.torun</text:span><text:span text:style-name="T7">, and the cycle repeats.</text:span></text:p>
      <text:p text:style-name="P10"/>
      <text:p text:style-name="P5"><text:span text:style-name="T7">Test the execution of the single model WDEC by changing </text:span><text:span text:style-name="T2">getpar.f90</text:span><text:span text:style-name="T7">. Copy </text:span><text:span text:style-name="T2">getpar_v20_single_model.f90</text:span><text:span text:style-name="T7"> to </text:span><text:span text:style-name="T2">getpar.f90</text:span><text:span text:style-name="T7">. Recompile and run. WDEC should run a single line </text:span><text:span text:style-name="T2">gridparameters </text:span><text:span text:style-name="T7">file then exit. </text:span></text:p>
      <text:p text:style-name="P11"/>
      <text:p text:style-name="P5"><text:span text:style-name="T7">4. </text:span><text:span text:style-name="T13">Setup for supercomputing</text:span></text:p>
      <text:p text:style-name="P10"/>
      <text:p text:style-name="P12">Here, this gets specific to a Slurm queue scheduler. You will need to create your own script if using a different scheduler. </text:p>
      <text:p text:style-name="P12"/>
      <text:p text:style-name="P6"><text:span text:style-name="T7">If you don’t have that yet in </text:span><text:span text:style-name="T10">the </text:span><text:span text:style-name="T2">makedx01 </text:span><text:span text:style-name="T10">folder, add the script file titled </text:span><text:span text:style-name="T4">makdedx01.sh </text:span><text:span text:style-name="T19">(find it in the “scripts” folder</text:span><text:span text:style-name="T10">. Open it to see setup instructions (folders to create, double checking necessary input files). Try running </text:span><text:span text:style-name="T4">makedx01.sh</text:span><text:span text:style-name="T10">. If successful </text:span><text:span text:style-name="T11">(or at least not catastrophically unsuccessful)</text:span><text:span text:style-name="T10">, it should create output files in the subfolder </text:span><text:span text:style-name="T4">slurm_job_files. </text:span><text:span text:style-name="T11">If successful, it will also create the</text:span><text:span text:style-name="T3"> </text:span><text:span text:style-name="T10">expected output files in </text:span><text:span text:style-name="T4">makedx01</text:span><text:span text:style-name="T10">. </text:span></text:p>
      <text:p text:style-name="P14"/>
      <text:p text:style-name="P7"><text:span text:style-name="T7">5. </text:span><text:span text:style-name="T13">Deploy to the other folders and </text:span><text:span text:style-name="T15">run your grid</text:span></text:p>
      <text:p text:style-name="P13"/>
      <text:p text:style-name="P7"><text:span text:style-name="T11">This essentially means copying all the source files, compiling, and changing any “</text:span><text:span text:style-name="T3">01</text:span><text:span text:style-name="T11">” to reflect the folder’s number. </text:span><text:span text:style-name="T7">You can use your own scripts, </text:span><text:span text:style-name="T12">but I am including my throw-it-all-in script (</text:span><text:span text:style-name="T5">deploynewcode1.sh</text:span><text:span text:style-name="T12">). I run it from a folder outside of the </text:span><text:span text:style-name="T5">makedx </text:span><text:span text:style-name="T12">folders. The key, magical line is the one that calls sed.</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Typewriter" svg:font-family="MathJax_Typewriter" style:font-family-generic="moder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5T15:49:50.045324892</meta:creation-date>
    <meta:generator>LibreOffice/7.3.7.2$Linux_X86_64 LibreOffice_project/30$Build-2</meta:generator>
    <dc:date>2025-08-05T17:00:45.146111274</dc:date>
    <meta:editing-duration>PT20M40S</meta:editing-duration>
    <meta:editing-cycles>5</meta:editing-cycles>
    <meta:document-statistic meta:table-count="0" meta:image-count="0" meta:object-count="0" meta:page-count="2" meta:paragraph-count="18" meta:word-count="558" meta:character-count="3348" meta:non-whitespace-character-count="2804"/>
  </office:meta>
</office:document-meta>
</file>